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5.999cm"/>
    </style:style>
    <style:style style:name="co3" style:family="table-column">
      <style:table-column-properties fo:break-before="auto" style:column-width="5.345cm"/>
    </style:style>
    <style:style style:name="co4" style:family="table-column">
      <style:table-column-properties fo:break-before="auto" style:column-width="6.807cm"/>
    </style:style>
    <style:style style:name="co5" style:family="table-column">
      <style:table-column-properties fo:break-before="auto" style:column-width="5.563cm"/>
    </style:style>
    <style:style style:name="co6" style:family="table-column">
      <style:table-column-properties fo:break-before="auto" style:column-width="6.46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lerance_0.0001_results" table:style-name="ta1">
        <table:shapes>
          <draw:frame draw:z-index="0" draw:style-name="gr1" draw:text-style-name="P1" svg:width="15.999cm" svg:height="8.999cm" svg:x="0.821cm" svg:y="8.388cm">
            <draw:object draw:notify-on-update-of-ranges="'tolerance_0.0001_results'.C3:'tolerance_0.0001_results'.E3 'tolerance_0.0001_results'.B4:'tolerance_0.0001_results'.B4 'tolerance_0.0001_results'.C4:'tolerance_0.0001_results'.E4 'tolerance_0.0001_results'.B5:'tolerance_0.0001_results'.B5 'tolerance_0.0001_results'.C5:'tolerance_0.0001_results'.E5 'tolerance_0.0001_results'.B6:'tolerance_0.0001_results'.B6 'tolerance_0.0001_results'.C6:'tolerance_0.0001_results'.E6 'tolerance_0.0001_results'.B7:'tolerance_0.0001_results'.B7 'tolerance_0.0001_results'.C7:'tolerance_0.0001_results'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781cm" svg:y="8.229cm">
            <draw:object draw:notify-on-update-of-ranges="'tolerance_0.0001_results'.F3:'tolerance_0.0001_results'.H3 'tolerance_0.0001_results'.B4:'tolerance_0.0001_results'.B4 'tolerance_0.0001_results'.F4:'tolerance_0.0001_results'.H4 'tolerance_0.0001_results'.B5:'tolerance_0.0001_results'.B5 'tolerance_0.0001_results'.F5:'tolerance_0.0001_results'.H5 'tolerance_0.0001_results'.B6:'tolerance_0.0001_results'.B6 'tolerance_0.0001_results'.F6:'tolerance_0.0001_results'.H6 'tolerance_0.0001_results'.B7:'tolerance_0.0001_results'.B7 'tolerance_0.0001_results'.F7:'tolerance_0.0001_results'.H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5.081cm" svg:y="8.016cm">
            <draw:object draw:notify-on-update-of-ranges="'tolerance_0.0001_results'.I3:'tolerance_0.0001_results'.K3 'tolerance_0.0001_results'.B4:'tolerance_0.0001_results'.B4 'tolerance_0.0001_results'.I4:'tolerance_0.0001_results'.K4 'tolerance_0.0001_results'.B5:'tolerance_0.0001_results'.B5 'tolerance_0.0001_results'.I5:'tolerance_0.0001_results'.K5 'tolerance_0.0001_results'.B6:'tolerance_0.0001_results'.B6 'tolerance_0.0001_results'.I6:'tolerance_0.0001_results'.K6 'tolerance_0.0001_results'.B7:'tolerance_0.0001_results'.B7 'tolerance_0.0001_results'.I7:'tolerance_0.0001_results'.K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52.599cm" svg:y="7.829cm">
            <draw:object draw:notify-on-update-of-ranges="'tolerance_0.0001_results'.L3:'tolerance_0.0001_results'.N3 'tolerance_0.0001_results'.B4:'tolerance_0.0001_results'.B4 'tolerance_0.0001_results'.L4:'tolerance_0.0001_results'.N4 'tolerance_0.0001_results'.B5:'tolerance_0.0001_results'.B5 'tolerance_0.0001_results'.L5:'tolerance_0.0001_results'.N5 'tolerance_0.0001_results'.B6:'tolerance_0.0001_results'.B6 'tolerance_0.0001_results'.L6:'tolerance_0.0001_results'.N6 'tolerance_0.0001_results'.B7:'tolerance_0.0001_results'.B7 'tolerance_0.0001_results'.L7:'tolerance_0.0001_results'.N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5.851cm" svg:height="8.999cm" svg:x="7.602cm" svg:y="18.056cm">
            <draw:object draw:notify-on-update-of-ranges="'tolerance_0.0001_results'.D12:'tolerance_0.0001_results'.D17 'tolerance_0.0001_results'.F11:'tolerance_0.0001_results'.F11 'tolerance_0.0001_results'.F12:'tolerance_0.0001_results'.F17 'tolerance_0.0001_results'.G11:'tolerance_0.0001_results'.G11 'tolerance_0.0001_results'.G12:'tolerance_0.0001_results'.G17 'tolerance_0.0001_results'.H11:'tolerance_0.0001_results'.H11 'tolerance_0.0001_results'.H12:'tolerance_0.0001_results'.H17 'tolerance_0.0001_results'.I11:'tolerance_0.0001_results'.I11 'tolerance_0.0001_results'.I12:'tolerance_0.0001_results'.I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0.00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ataset 1a - classification LEFT</text:p>
          </table:table-cell>
          <table:table-cell office:value-type="string" calcext:value-type="string">
            <text:p>dataset 1a - classification COLLINEAR</text:p>
          </table:table-cell>
          <table:table-cell office:value-type="string" calcext:value-type="string">
            <text:p>dataset 1a - classification RIGHT</text:p>
          </table:table-cell>
          <table:table-cell office:value-type="string" calcext:value-type="string">
            <text:p>dataset 1b - classification LEFT</text:p>
          </table:table-cell>
          <table:table-cell office:value-type="string" calcext:value-type="string">
            <text:p>dataset 1b - classification COLLINEAR</text:p>
          </table:table-cell>
          <table:table-cell office:value-type="string" calcext:value-type="string">
            <text:p>dataset 1b - classification RIGHT</text:p>
          </table:table-cell>
          <table:table-cell office:value-type="string" calcext:value-type="string">
            <text:p>dataset 1c - classification LEFT</text:p>
          </table:table-cell>
          <table:table-cell office:value-type="string" calcext:value-type="string">
            <text:p>dataset 1c - classification COLLINEAR</text:p>
          </table:table-cell>
          <table:table-cell office:value-type="string" calcext:value-type="string">
            <text:p>dataset 1c - classification RIGHT</text:p>
          </table:table-cell>
          <table:table-cell office:value-type="string" calcext:value-type="string">
            <text:p>dataset 1d - classification LEFT</text:p>
          </table:table-cell>
          <table:table-cell office:value-type="string" calcext:value-type="string">
            <text:p>dataset 1d - classification COLLINEAR</text:p>
          </table:table-cell>
          <table:table-cell office:value-type="string" calcext:value-type="string">
            <text:p>dataset 1d - classification RIGHT</text:p>
          </table:table-cell>
        </table:table-row>
        <table:table-row table:style-name="ro1">
          <table:table-cell/>
          <table:table-cell office:value-type="string" calcext:value-type="string">
            <text:p>Metoda klasyfikacji punktów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OLLINE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OLLINE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OLLINE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OLLINEAR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macierz 3x3 własny wyznacznik</text:p>
          </table:table-cell>
          <table:table-cell office:value-type="float" office:value="50534" calcext:value-type="float">
            <text:p>50534</text:p>
          </table:table-cell>
          <table:table-cell office:value-type="float" office:value="0" calcext:value-type="float">
            <text:p>0</text:p>
          </table:table-cell>
          <table:table-cell office:value-type="float" office:value="49466" calcext:value-type="float">
            <text:p>49466</text:p>
          </table:table-cell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macierz 2x2 własny wyznacznik</text:p>
          </table:table-cell>
          <table:table-cell office:value-type="float" office:value="50534" calcext:value-type="float">
            <text:p>50534</text:p>
          </table:table-cell>
          <table:table-cell office:value-type="float" office:value="0" calcext:value-type="float">
            <text:p>0</text:p>
          </table:table-cell>
          <table:table-cell office:value-type="float" office:value="49466" calcext:value-type="float">
            <text:p>49466</text:p>
          </table:table-cell>
          <table:table-cell office:value-type="float" office:value="50086" calcext:value-type="float">
            <text:p>50086</text:p>
          </table:table-cell>
          <table:table-cell office:value-type="float" office:value="8" calcext:value-type="float">
            <text:p>8</text:p>
          </table:table-cell>
          <table:table-cell office:value-type="float" office:value="49906" calcext:value-type="float">
            <text:p>49906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macierz 3x3 wyznacznik numpy</text:p>
          </table:table-cell>
          <table:table-cell office:value-type="float" office:value="50534" calcext:value-type="float">
            <text:p>50534</text:p>
          </table:table-cell>
          <table:table-cell office:value-type="float" office:value="0" calcext:value-type="float">
            <text:p>0</text:p>
          </table:table-cell>
          <table:table-cell office:value-type="float" office:value="49466" calcext:value-type="float">
            <text:p>49466</text:p>
          </table:table-cell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macierz 2x2 wyznacznik numpy</text:p>
          </table:table-cell>
          <table:table-cell office:value-type="float" office:value="50534" calcext:value-type="float">
            <text:p>50534</text:p>
          </table:table-cell>
          <table:table-cell office:value-type="float" office:value="0" calcext:value-type="float">
            <text:p>0</text:p>
          </table:table-cell>
          <table:table-cell office:value-type="float" office:value="49466" calcext:value-type="float">
            <text:p>49466</text:p>
          </table:table-cell>
          <table:table-cell office:value-type="float" office:value="50087" calcext:value-type="float">
            <text:p>50087</text:p>
          </table:table-cell>
          <table:table-cell office:value-type="float" office:value="10" calcext:value-type="float">
            <text:p>10</text:p>
          </table:table-cell>
          <table:table-cell office:value-type="float" office:value="49903" calcext:value-type="float">
            <text:p>49903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Ilo?? r�?nych kwalifikacji punkt�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etoda kwalifikacji 1</text:p>
          </table:table-cell>
          <table:table-cell office:value-type="string" calcext:value-type="string">
            <text:p>metoda kwalifikacji 2</text:p>
          </table:table-cell>
          <table:table-cell table:number-columns-repeated="2"/>
          <table:table-cell office:value-type="string" calcext:value-type="string">
            <text:p>dataset 1a</text:p>
          </table:table-cell>
          <table:table-cell office:value-type="string" calcext:value-type="string">
            <text:p>dataset 1b</text:p>
          </table:table-cell>
          <table:table-cell office:value-type="string" calcext:value-type="string">
            <text:p>dataset 1c</text:p>
          </table:table-cell>
          <table:table-cell office:value-type="string" calcext:value-type="string">
            <text:p>dataset 1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cierz 3x3 własny wyznacznik</text:p>
          </table:table-cell>
          <table:table-cell office:value-type="string" calcext:value-type="string">
            <text:p>macierz 2x2 własny wyznacznik</text:p>
          </table:table-cell>
          <table:table-cell table:formula="of:=COM.MICROSOFT.TEXTJOIN(&quot; - &quot;;FALSE();[.B12];[.C12])" office:value-type="string" office:string-value="macierz 3x3 własny wyznacznik - macierz 2x2 własny wyznacznik" calcext:value-type="string">
            <text:p>macierz 3x3 własny wyznacznik - macierz 2x2 własny wyznacznik</text:p>
          </table:table-cell>
          <table:table-cell office:value-type="string" calcext:value-type="string">
            <text:p>AA – AB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cierz 3x3 własny wyznacznik</text:p>
          </table:table-cell>
          <table:table-cell office:value-type="string" calcext:value-type="string">
            <text:p>macierz 3x3 wyznacznik numpy</text:p>
          </table:table-cell>
          <table:table-cell table:formula="of:=COM.MICROSOFT.TEXTJOIN(&quot; - &quot;;FALSE();[.B13];[.C13])" office:value-type="string" office:string-value="macierz 3x3 własny wyznacznik - macierz 3x3 wyznacznik numpy" calcext:value-type="string">
            <text:p>macierz 3x3 własny wyznacznik - macierz 3x3 wyznacznik numpy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cierz 3x3 własny wyznacznik</text:p>
          </table:table-cell>
          <table:table-cell office:value-type="string" calcext:value-type="string">
            <text:p>macierz 2x2 wyznacznik numpy</text:p>
          </table:table-cell>
          <table:table-cell table:formula="of:=COM.MICROSOFT.TEXTJOIN(&quot; - &quot;;FALSE();[.B14];[.C14])" office:value-type="string" office:string-value="macierz 3x3 własny wyznacznik - macierz 2x2 wyznacznik numpy" calcext:value-type="string">
            <text:p>macierz 3x3 własny wyznacznik - macierz 2x2 wyznacznik nump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cierz 3x3 wyznacznik numpy</text:p>
          </table:table-cell>
          <table:table-cell office:value-type="string" calcext:value-type="string">
            <text:p>macierz 2x2 własny wyznacznik</text:p>
          </table:table-cell>
          <table:table-cell table:formula="of:=COM.MICROSOFT.TEXTJOIN(&quot; - &quot;;FALSE();[.B15];[.C15])" office:value-type="string" office:string-value="macierz 3x3 wyznacznik numpy - macierz 2x2 własny wyznacznik" calcext:value-type="string">
            <text:p>macierz 3x3 wyznacznik numpy - macierz 2x2 własny wyznaczni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cierz 2x2 wyznacznik numpy</text:p>
          </table:table-cell>
          <table:table-cell office:value-type="string" calcext:value-type="string">
            <text:p>macierz 3x3 wyznacznik numpy</text:p>
          </table:table-cell>
          <table:table-cell table:formula="of:=COM.MICROSOFT.TEXTJOIN(&quot; - &quot;;FALSE();[.B16];[.C16])" office:value-type="string" office:string-value="macierz 2x2 wyznacznik numpy - macierz 3x3 wyznacznik numpy" calcext:value-type="string">
            <text:p>macierz 2x2 wyznacznik numpy - macierz 3x3 wyznacznik nump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cierz 2x2 wyznacznik numpy</text:p>
          </table:table-cell>
          <table:table-cell office:value-type="string" calcext:value-type="string">
            <text:p>macierz 2x2 własny wyznacznik</text:p>
          </table:table-cell>
          <table:table-cell table:formula="of:=COM.MICROSOFT.TEXTJOIN(&quot; - &quot;;FALSE();[.B17];[.C17])" office:value-type="string" office:string-value="macierz 2x2 wyznacznik numpy - macierz 2x2 własny wyznacznik" calcext:value-type="string">
            <text:p>macierz 2x2 wyznacznik numpy - macierz 2x2 własny wyznaczni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COM.MICROSOFT.TEXTJOIN(&quot; - &quot;;FALSE();[.B18];[.C18])" office:value-type="string" office:string-value=" - " calcext:value-type="string">
            <text:p><text:s/>- 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.00.0000</text:date>, <text:time style:data-style-name="N2" text:time-value="21:42:10.83854704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1T21:43:16.090584957</dc:date>
    <meta:editing-duration>PT1H36M35S</meta:editing-duration>
    <meta:editing-cycles>7</meta:editing-cycles>
    <meta:generator>LibreOffice/7.2.1.2$Linux_X86_64 LibreOffice_project/20$Build-2</meta:generator>
    <meta:document-statistic meta:table-count="1" meta:cell-count="13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dataset 1a</text:p>
        </chart:title>
        <chart:legend chart:legend-position="end" svg:x="11.461cm" svg:y="2.66cm" style:legend-expansion="high" chart:style-name="ch3"/>
        <chart:plot-area chart:style-name="ch4" table:cell-range-address="'tolerance_0.0001_results'.B3:'tolerance_0.0001_results'.E7" chart:data-source-has-labels="both" svg:x="1.331cm" svg:y="1.275cm" svg:width="9.81cm" svg:height="6.564cm">
          <chart:coordinate-region svg:x="2.508cm" svg:y="1.474cm" svg:width="8.633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Klasyfikacja</text:p>
            </chart:title>
            <chart:categories table:cell-range-address="'tolerance_0.0001_results'.C3:'tolerance_0.0001_results'.E3"/>
          </chart:axis>
          <chart:axis chart:dimension="y" chart:name="primary-y" chart:style-name="ch7">
            <chart:title svg:x="0.451cm" svg:y="5.593cm" chart:style-name="ch8">
              <text:p>ilość punktów</text:p>
            </chart:title>
            <chart:grid chart:style-name="ch9" chart:class="major"/>
          </chart:axis>
          <chart:series chart:style-name="ch10" chart:values-cell-range-address="'tolerance_0.0001_results'.C4:'tolerance_0.0001_results'.E4" chart:label-cell-address="'tolerance_0.0001_results'.B4:'tolerance_0.0001_results'.B4" chart:class="chart:bar">
            <chart:data-point chart:repeated="3"/>
          </chart:series>
          <chart:series chart:style-name="ch11" chart:values-cell-range-address="'tolerance_0.0001_results'.C5:'tolerance_0.0001_results'.E5" chart:label-cell-address="'tolerance_0.0001_results'.B5:'tolerance_0.0001_results'.B5" chart:class="chart:bar">
            <chart:data-point chart:repeated="3"/>
          </chart:series>
          <chart:series chart:style-name="ch12" chart:values-cell-range-address="'tolerance_0.0001_results'.C6:'tolerance_0.0001_results'.E6" chart:label-cell-address="'tolerance_0.0001_results'.B6:'tolerance_0.0001_results'.B6" chart:class="chart:bar">
            <chart:data-point chart:repeated="3"/>
          </chart:series>
          <chart:series chart:style-name="ch13" chart:values-cell-range-address="'tolerance_0.0001_results'.C7:'tolerance_0.0001_results'.E7" chart:label-cell-address="'tolerance_0.0001_results'.B7:'tolerance_0.0001_results'.B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</text:p>
                <draw:g>
                  <svg:desc>'tolerance_0.0001_results'.C3:'tolerance_0.0001_results'.E3</svg:desc>
                </draw:g>
              </table:table-cell>
              <table:table-cell office:value-type="string">
                <text:p>COLLINEAR</text:p>
              </table:table-cell>
              <table:table-cell office:value-type="string">
                <text:p>RIGHT</text:p>
              </table:table-cell>
            </table:table-row>
          </table:table-header-rows>
          <table:table-rows>
            <table:table-row>
              <table:table-cell office:value-type="string">
                <text:p>macierz 3x3 własny wyznacznik</text:p>
                <draw:g>
                  <svg:desc>'tolerance_0.0001_results'.B4:'tolerance_0.0001_results'.B4</svg:desc>
                </draw:g>
              </table:table-cell>
              <table:table-cell office:value-type="float" office:value="50534">
                <text:p>50534</text:p>
                <draw:g>
                  <svg:desc>'tolerance_0.0001_results'.C4:'tolerance_0.0001_results'.E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9466">
                <text:p>49466</text:p>
              </table:table-cell>
            </table:table-row>
            <table:table-row>
              <table:table-cell office:value-type="string">
                <text:p>macierz 2x2 własny wyznacznik</text:p>
                <draw:g>
                  <svg:desc>'tolerance_0.0001_results'.B5:'tolerance_0.0001_results'.B5</svg:desc>
                </draw:g>
              </table:table-cell>
              <table:table-cell office:value-type="float" office:value="50534">
                <text:p>50534</text:p>
                <draw:g>
                  <svg:desc>'tolerance_0.0001_results'.C5:'tolerance_0.0001_results'.E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9466">
                <text:p>49466</text:p>
              </table:table-cell>
            </table:table-row>
            <table:table-row>
              <table:table-cell office:value-type="string">
                <text:p>macierz 3x3 wyznacznik numpy</text:p>
                <draw:g>
                  <svg:desc>'tolerance_0.0001_results'.B6:'tolerance_0.0001_results'.B6</svg:desc>
                </draw:g>
              </table:table-cell>
              <table:table-cell office:value-type="float" office:value="50534">
                <text:p>50534</text:p>
                <draw:g>
                  <svg:desc>'tolerance_0.0001_results'.C6:'tolerance_0.0001_results'.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9466">
                <text:p>49466</text:p>
              </table:table-cell>
            </table:table-row>
            <table:table-row>
              <table:table-cell office:value-type="string">
                <text:p>macierz 2x2 wyznacznik numpy</text:p>
                <draw:g>
                  <svg:desc>'tolerance_0.0001_results'.B7:'tolerance_0.0001_results'.B7</svg:desc>
                </draw:g>
              </table:table-cell>
              <table:table-cell office:value-type="float" office:value="50534">
                <text:p>50534</text:p>
                <draw:g>
                  <svg:desc>'tolerance_0.0001_results'.C7:'tolerance_0.0001_results'.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9466">
                <text:p>494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dataset 1b</text:p>
        </chart:title>
        <chart:legend chart:legend-position="end" svg:x="11.461cm" svg:y="2.66cm" style:legend-expansion="high" chart:style-name="ch3"/>
        <chart:plot-area chart:style-name="ch4" table:cell-range-address="'tolerance_0.0001_results'.F3:'tolerance_0.0001_results'.H7 'tolerance_0.0001_results'.B4:'tolerance_0.0001_results'.B7" chart:data-source-has-labels="both" svg:x="1.331cm" svg:y="1.275cm" svg:width="9.81cm" svg:height="6.564cm">
          <chart:coordinate-region svg:x="2.508cm" svg:y="1.474cm" svg:width="8.633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Klasyfikacja</text:p>
            </chart:title>
            <chart:categories table:cell-range-address="'tolerance_0.0001_results'.F3:'tolerance_0.0001_results'.H3"/>
          </chart:axis>
          <chart:axis chart:dimension="y" chart:name="primary-y" chart:style-name="ch7">
            <chart:title svg:x="0.451cm" svg:y="5.593cm" chart:style-name="ch8">
              <text:p>Ilość punktów</text:p>
            </chart:title>
          </chart:axis>
          <chart:series chart:style-name="ch9" chart:values-cell-range-address="'tolerance_0.0001_results'.F4:'tolerance_0.0001_results'.H4" chart:label-cell-address="'tolerance_0.0001_results'.B4:'tolerance_0.0001_results'.B4" chart:class="chart:bar">
            <chart:data-point chart:repeated="3"/>
          </chart:series>
          <chart:series chart:style-name="ch10" chart:values-cell-range-address="'tolerance_0.0001_results'.F5:'tolerance_0.0001_results'.H5" chart:label-cell-address="'tolerance_0.0001_results'.B5:'tolerance_0.0001_results'.B5" chart:class="chart:bar">
            <chart:data-point chart:repeated="3"/>
          </chart:series>
          <chart:series chart:style-name="ch11" chart:values-cell-range-address="'tolerance_0.0001_results'.F6:'tolerance_0.0001_results'.H6" chart:label-cell-address="'tolerance_0.0001_results'.B6:'tolerance_0.0001_results'.B6" chart:class="chart:bar">
            <chart:data-point chart:repeated="3"/>
          </chart:series>
          <chart:series chart:style-name="ch12" chart:values-cell-range-address="'tolerance_0.0001_results'.F7:'tolerance_0.0001_results'.H7" chart:label-cell-address="'tolerance_0.0001_results'.B7:'tolerance_0.0001_results'.B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</text:p>
                <draw:g>
                  <svg:desc>'tolerance_0.0001_results'.F3:'tolerance_0.0001_results'.H3</svg:desc>
                </draw:g>
              </table:table-cell>
              <table:table-cell office:value-type="string">
                <text:p>COLLINEAR</text:p>
              </table:table-cell>
              <table:table-cell office:value-type="string">
                <text:p>RIGHT</text:p>
              </table:table-cell>
            </table:table-row>
          </table:table-header-rows>
          <table:table-rows>
            <table:table-row>
              <table:table-cell office:value-type="string">
                <text:p>macierz 3x3 własny wyznacznik</text:p>
                <draw:g>
                  <svg:desc>'tolerance_0.0001_results'.B4:'tolerance_0.0001_results'.B4</svg:desc>
                </draw:g>
              </table:table-cell>
              <table:table-cell office:value-type="float" office:value="50092">
                <text:p>50092</text:p>
                <draw:g>
                  <svg:desc>'tolerance_0.0001_results'.F4:'tolerance_0.0001_results'.H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9908">
                <text:p>49908</text:p>
              </table:table-cell>
            </table:table-row>
            <table:table-row>
              <table:table-cell office:value-type="string">
                <text:p>macierz 2x2 własny wyznacznik</text:p>
                <draw:g>
                  <svg:desc>'tolerance_0.0001_results'.B5:'tolerance_0.0001_results'.B5</svg:desc>
                </draw:g>
              </table:table-cell>
              <table:table-cell office:value-type="float" office:value="50086">
                <text:p>50086</text:p>
                <draw:g>
                  <svg:desc>'tolerance_0.0001_results'.F5:'tolerance_0.0001_results'.H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49906">
                <text:p>49906</text:p>
              </table:table-cell>
            </table:table-row>
            <table:table-row>
              <table:table-cell office:value-type="string">
                <text:p>macierz 3x3 wyznacznik numpy</text:p>
                <draw:g>
                  <svg:desc>'tolerance_0.0001_results'.B6:'tolerance_0.0001_results'.B6</svg:desc>
                </draw:g>
              </table:table-cell>
              <table:table-cell office:value-type="float" office:value="50092">
                <text:p>50092</text:p>
                <draw:g>
                  <svg:desc>'tolerance_0.0001_results'.F6:'tolerance_0.0001_results'.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9908">
                <text:p>49908</text:p>
              </table:table-cell>
            </table:table-row>
            <table:table-row>
              <table:table-cell office:value-type="string">
                <text:p>macierz 2x2 wyznacznik numpy</text:p>
                <draw:g>
                  <svg:desc>'tolerance_0.0001_results'.B7:'tolerance_0.0001_results'.B7</svg:desc>
                </draw:g>
              </table:table-cell>
              <table:table-cell office:value-type="float" office:value="50087">
                <text:p>50087</text:p>
                <draw:g>
                  <svg:desc>'tolerance_0.0001_results'.F7:'tolerance_0.0001_results'.H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49903">
                <text:p>499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dataset 1c</text:p>
        </chart:title>
        <chart:legend chart:legend-position="end" svg:x="11.461cm" svg:y="2.66cm" style:legend-expansion="high" chart:style-name="ch3"/>
        <chart:plot-area chart:style-name="ch4" table:cell-range-address="'tolerance_0.0001_results'.I3:'tolerance_0.0001_results'.K7 'tolerance_0.0001_results'.B4:'tolerance_0.0001_results'.B7" chart:data-source-has-labels="both" svg:x="1.331cm" svg:y="1.275cm" svg:width="9.81cm" svg:height="6.564cm">
          <chart:coordinate-region svg:x="2.138cm" svg:y="1.474cm" svg:width="9.003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Klasyfikacja</text:p>
            </chart:title>
            <chart:categories table:cell-range-address="'tolerance_0.0001_results'.I3:'tolerance_0.0001_results'.K3"/>
          </chart:axis>
          <chart:axis chart:dimension="y" chart:name="primary-y" chart:style-name="ch7">
            <chart:title svg:x="0.451cm" svg:y="5.593cm" chart:style-name="ch8">
              <text:p>Ilość punktów</text:p>
            </chart:title>
            <chart:grid chart:style-name="ch9" chart:class="major"/>
          </chart:axis>
          <chart:series chart:style-name="ch10" chart:values-cell-range-address="'tolerance_0.0001_results'.I4:'tolerance_0.0001_results'.K4" chart:label-cell-address="'tolerance_0.0001_results'.B4:'tolerance_0.0001_results'.B4" chart:class="chart:bar">
            <chart:data-point chart:repeated="3"/>
          </chart:series>
          <chart:series chart:style-name="ch11" chart:values-cell-range-address="'tolerance_0.0001_results'.I5:'tolerance_0.0001_results'.K5" chart:label-cell-address="'tolerance_0.0001_results'.B5:'tolerance_0.0001_results'.B5" chart:class="chart:bar">
            <chart:data-point chart:repeated="3"/>
          </chart:series>
          <chart:series chart:style-name="ch12" chart:values-cell-range-address="'tolerance_0.0001_results'.I6:'tolerance_0.0001_results'.K6" chart:label-cell-address="'tolerance_0.0001_results'.B6:'tolerance_0.0001_results'.B6" chart:class="chart:bar">
            <chart:data-point chart:repeated="3"/>
          </chart:series>
          <chart:series chart:style-name="ch13" chart:values-cell-range-address="'tolerance_0.0001_results'.I7:'tolerance_0.0001_results'.K7" chart:label-cell-address="'tolerance_0.0001_results'.B7:'tolerance_0.0001_results'.B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</text:p>
                <draw:g>
                  <svg:desc>'tolerance_0.0001_results'.I3:'tolerance_0.0001_results'.K3</svg:desc>
                </draw:g>
              </table:table-cell>
              <table:table-cell office:value-type="string">
                <text:p>COLLINEAR</text:p>
              </table:table-cell>
              <table:table-cell office:value-type="string">
                <text:p>RIGHT</text:p>
              </table:table-cell>
            </table:table-row>
          </table:table-header-rows>
          <table:table-rows>
            <table:table-row>
              <table:table-cell office:value-type="string">
                <text:p>macierz 3x3 własny wyznacznik</text:p>
                <draw:g>
                  <svg:desc>'tolerance_0.0001_results'.B4:'tolerance_0.0001_results'.B4</svg:desc>
                </draw:g>
              </table:table-cell>
              <table:table-cell office:value-type="float" office:value="532">
                <text:p>532</text:p>
                <draw:g>
                  <svg:desc>'tolerance_0.0001_results'.I4:'tolerance_0.0001_results'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macierz 2x2 własny wyznacznik</text:p>
                <draw:g>
                  <svg:desc>'tolerance_0.0001_results'.B5:'tolerance_0.0001_results'.B5</svg:desc>
                </draw:g>
              </table:table-cell>
              <table:table-cell office:value-type="float" office:value="532">
                <text:p>532</text:p>
                <draw:g>
                  <svg:desc>'tolerance_0.0001_results'.I5:'tolerance_0.0001_results'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macierz 3x3 wyznacznik numpy</text:p>
                <draw:g>
                  <svg:desc>'tolerance_0.0001_results'.B6:'tolerance_0.0001_results'.B6</svg:desc>
                </draw:g>
              </table:table-cell>
              <table:table-cell office:value-type="float" office:value="532">
                <text:p>532</text:p>
                <draw:g>
                  <svg:desc>'tolerance_0.0001_results'.I6:'tolerance_0.0001_results'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macierz 2x2 wyznacznik numpy</text:p>
                <draw:g>
                  <svg:desc>'tolerance_0.0001_results'.B7:'tolerance_0.0001_results'.B7</svg:desc>
                </draw:g>
              </table:table-cell>
              <table:table-cell office:value-type="float" office:value="532">
                <text:p>532</text:p>
                <draw:g>
                  <svg:desc>'tolerance_0.0001_results'.I7:'tolerance_0.0001_results'.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68">
                <text:p>4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dataset 1d</text:p>
        </chart:title>
        <chart:legend chart:legend-position="end" svg:x="11.461cm" svg:y="2.66cm" style:legend-expansion="high" chart:style-name="ch3"/>
        <chart:plot-area chart:style-name="ch4" table:cell-range-address="'tolerance_0.0001_results'.L3:'tolerance_0.0001_results'.N7 'tolerance_0.0001_results'.B4:'tolerance_0.0001_results'.B7" chart:data-source-has-labels="both" svg:x="1.331cm" svg:y="1.275cm" svg:width="9.81cm" svg:height="6.564cm">
          <chart:coordinate-region svg:x="2.323cm" svg:y="1.474cm" svg:width="8.818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Klasyfikacja</text:p>
            </chart:title>
            <chart:categories table:cell-range-address="'tolerance_0.0001_results'.L3:'tolerance_0.0001_results'.N3"/>
          </chart:axis>
          <chart:axis chart:dimension="y" chart:name="primary-y" chart:style-name="ch7">
            <chart:title svg:x="0.451cm" svg:y="5.593cm" chart:style-name="ch8">
              <text:p>Ilość punktów</text:p>
            </chart:title>
            <chart:grid chart:style-name="ch9" chart:class="major"/>
          </chart:axis>
          <chart:series chart:style-name="ch10" chart:values-cell-range-address="'tolerance_0.0001_results'.L4:'tolerance_0.0001_results'.N4" chart:label-cell-address="'tolerance_0.0001_results'.B4:'tolerance_0.0001_results'.B4" chart:class="chart:bar">
            <chart:data-point chart:repeated="3"/>
          </chart:series>
          <chart:series chart:style-name="ch11" chart:values-cell-range-address="'tolerance_0.0001_results'.L5:'tolerance_0.0001_results'.N5" chart:label-cell-address="'tolerance_0.0001_results'.B5:'tolerance_0.0001_results'.B5" chart:class="chart:bar">
            <chart:data-point chart:repeated="3"/>
          </chart:series>
          <chart:series chart:style-name="ch12" chart:values-cell-range-address="'tolerance_0.0001_results'.L6:'tolerance_0.0001_results'.N6" chart:label-cell-address="'tolerance_0.0001_results'.B6:'tolerance_0.0001_results'.B6" chart:class="chart:bar">
            <chart:data-point chart:repeated="3"/>
          </chart:series>
          <chart:series chart:style-name="ch13" chart:values-cell-range-address="'tolerance_0.0001_results'.L7:'tolerance_0.0001_results'.N7" chart:label-cell-address="'tolerance_0.0001_results'.B7:'tolerance_0.0001_results'.B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</text:p>
                <draw:g>
                  <svg:desc>'tolerance_0.0001_results'.L3:'tolerance_0.0001_results'.N3</svg:desc>
                </draw:g>
              </table:table-cell>
              <table:table-cell office:value-type="string">
                <text:p>COLLINEAR</text:p>
              </table:table-cell>
              <table:table-cell office:value-type="string">
                <text:p>RIGHT</text:p>
              </table:table-cell>
            </table:table-row>
          </table:table-header-rows>
          <table:table-rows>
            <table:table-row>
              <table:table-cell office:value-type="string">
                <text:p>macierz 3x3 własny wyznacznik</text:p>
                <draw:g>
                  <svg:desc>'tolerance_0.0001_results'.B4:'tolerance_0.0001_results'.B4</svg:desc>
                </draw:g>
              </table:table-cell>
              <table:table-cell office:value-type="float" office:value="0">
                <text:p>0</text:p>
                <draw:g>
                  <svg:desc>'tolerance_0.0001_results'.L4:'tolerance_0.0001_results'.N4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cierz 2x2 własny wyznacznik</text:p>
                <draw:g>
                  <svg:desc>'tolerance_0.0001_results'.B5:'tolerance_0.0001_results'.B5</svg:desc>
                </draw:g>
              </table:table-cell>
              <table:table-cell office:value-type="float" office:value="0">
                <text:p>0</text:p>
                <draw:g>
                  <svg:desc>'tolerance_0.0001_results'.L5:'tolerance_0.0001_results'.N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cierz 3x3 wyznacznik numpy</text:p>
                <draw:g>
                  <svg:desc>'tolerance_0.0001_results'.B6:'tolerance_0.0001_results'.B6</svg:desc>
                </draw:g>
              </table:table-cell>
              <table:table-cell office:value-type="float" office:value="0">
                <text:p>0</text:p>
                <draw:g>
                  <svg:desc>'tolerance_0.0001_results'.L6:'tolerance_0.0001_results'.N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cierz 2x2 wyznacznik numpy</text:p>
                <draw:g>
                  <svg:desc>'tolerance_0.0001_results'.B7:'tolerance_0.0001_results'.B7</svg:desc>
                </draw:g>
              </table:table-cell>
              <table:table-cell office:value-type="float" office:value="0">
                <text:p>0</text:p>
                <draw:g>
                  <svg:desc>'tolerance_0.0001_results'.L7:'tolerance_0.0001_results'.N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852cm" svg:height="9cm" xlink:href=".." xlink:type="simple" chart:class="chart:bar" chart:style-name="ch1">
        <chart:legend chart:legend-position="end" svg:x="23.483cm" svg:y="3.454cm" style:legend-expansion="high" chart:style-name="ch2"/>
        <chart:plot-area chart:style-name="ch3" table:cell-range-address="'tolerance_0.0001_results'.D12:'tolerance_0.0001_results'.D17 'tolerance_0.0001_results'.F11:'tolerance_0.0001_results'.I17" chart:data-source-has-labels="both" svg:x="1.528cm" svg:y="0.18cm" svg:width="21.438cm" svg:height="7.659cm">
          <chart:coordinate-region svg:x="11.992cm" svg:y="0.18cm" svg:width="10.787cm" svg:height="7.012cm"/>
          <chart:axis chart:dimension="x" chart:name="primary-x" chart:style-name="ch4" chartooo:axis-type="auto">
            <chartooo:date-scale/>
            <chart:title svg:x="0.451cm" svg:y="6.765cm" chart:style-name="ch5">
              <text:p>porównywana para metod klasyfikacji</text:p>
            </chart:title>
            <chart:categories table:cell-range-address="'tolerance_0.0001_results'.D12:'tolerance_0.0001_results'.D17"/>
          </chart:axis>
          <chart:axis chart:dimension="y" chart:name="primary-y" chart:style-name="ch6">
            <chart:title svg:x="9.24cm" svg:y="8.019cm" chart:style-name="ch7">
              <text:p>liczba różnie zaklasyfikowanych punktów</text:p>
            </chart:title>
            <chart:grid chart:style-name="ch8" chart:class="major"/>
          </chart:axis>
          <chart:series chart:style-name="ch9" chart:values-cell-range-address="'tolerance_0.0001_results'.F12:'tolerance_0.0001_results'.F17" chart:label-cell-address="'tolerance_0.0001_results'.F11:'tolerance_0.0001_results'.F11" chart:class="chart:bar">
            <chart:data-point chart:repeated="6"/>
          </chart:series>
          <chart:series chart:style-name="ch10" chart:values-cell-range-address="'tolerance_0.0001_results'.G12:'tolerance_0.0001_results'.G17" chart:label-cell-address="'tolerance_0.0001_results'.G11:'tolerance_0.0001_results'.G11" chart:class="chart:bar">
            <chart:data-point chart:repeated="6"/>
          </chart:series>
          <chart:series chart:style-name="ch11" chart:values-cell-range-address="'tolerance_0.0001_results'.H12:'tolerance_0.0001_results'.H17" chart:label-cell-address="'tolerance_0.0001_results'.H11:'tolerance_0.0001_results'.H11" chart:class="chart:bar">
            <chart:data-point chart:repeated="6"/>
          </chart:series>
          <chart:series chart:style-name="ch12" chart:values-cell-range-address="'tolerance_0.0001_results'.I12:'tolerance_0.0001_results'.I17" chart:label-cell-address="'tolerance_0.0001_results'.I11:'tolerance_0.0001_results'.I1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 1a</text:p>
                <draw:g>
                  <svg:desc>'tolerance_0.0001_results'.F11:'tolerance_0.0001_results'.F11</svg:desc>
                </draw:g>
              </table:table-cell>
              <table:table-cell office:value-type="string">
                <text:p>dataset 1b</text:p>
                <draw:g>
                  <svg:desc>'tolerance_0.0001_results'.G11:'tolerance_0.0001_results'.G11</svg:desc>
                </draw:g>
              </table:table-cell>
              <table:table-cell office:value-type="string">
                <text:p>dataset 1c</text:p>
                <draw:g>
                  <svg:desc>'tolerance_0.0001_results'.H11:'tolerance_0.0001_results'.H11</svg:desc>
                </draw:g>
              </table:table-cell>
              <table:table-cell office:value-type="string">
                <text:p>dataset 1d</text:p>
                <draw:g>
                  <svg:desc>'tolerance_0.0001_results'.I11:'tolerance_0.0001_results'.I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cierz 3x3 własny wyznacznik - macierz 2x2 własny wyznacznik</text:p>
                <draw:g>
                  <svg:desc>'tolerance_0.0001_results'.D12:'tolerance_0.0001_results'.D17</svg:desc>
                </draw:g>
              </table:table-cell>
              <table:table-cell office:value-type="float" office:value="0">
                <text:p>0</text:p>
                <draw:g>
                  <svg:desc>'tolerance_0.0001_results'.F12:'tolerance_0.0001_results'.F17</svg:desc>
                </draw:g>
              </table:table-cell>
              <table:table-cell office:value-type="float" office:value="10">
                <text:p>10</text:p>
                <draw:g>
                  <svg:desc>'tolerance_0.0001_results'.G12:'tolerance_0.0001_results'.G17</svg:desc>
                </draw:g>
              </table:table-cell>
              <table:table-cell office:value-type="float" office:value="0">
                <text:p>0</text:p>
                <draw:g>
                  <svg:desc>'tolerance_0.0001_results'.H12:'tolerance_0.0001_results'.H17</svg:desc>
                </draw:g>
              </table:table-cell>
              <table:table-cell office:value-type="float" office:value="0">
                <text:p>0</text:p>
                <draw:g>
                  <svg:desc>'tolerance_0.0001_results'.I12:'tolerance_0.0001_results'.I17</svg:desc>
                </draw:g>
              </table:table-cell>
            </table:table-row>
            <table:table-row>
              <table:table-cell office:value-type="string">
                <text:p>macierz 3x3 własny wyznacznik - macierz 3x3 wyznacznik nump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cierz 3x3 własny wyznacznik - macierz 2x2 wyznacznik numpy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cierz 3x3 wyznacznik numpy - macierz 2x2 własny wyznacznik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cierz 2x2 wyznacznik numpy - macierz 3x3 wyznacznik numpy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cierz 2x2 wyznacznik numpy - macierz 2x2 własny wyznacznik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